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VM</text:p>
      <text:p text:style-name="P2">Nace en alemania</text:p>
      <text:p text:style-name="P2">soporta jruby</text:p>
      <text:p text:style-name="P2">jhyton</text:p>
      <text:p text:style-name="P2">maquina virtualn poderosa</text:p>
      <text:p text:style-name="P1">JAVA</text:p>
      <text:p text:style-name="P2">Sf california</text:p>
      <text:p text:style-name="P2"/>
      <text:p text:style-name="P2">Compilados e interpretados</text:p>
      <text:p text:style-name="P2">compilados con tipado(tipos de datos) <text:s/>estatico</text:p>
      <text:p text:style-name="P2">compilados con tipado dinamico (tipado tipo variables php)</text:p>
      <text:p text:style-name="P2"/>
      <text:p text:style-name="P2">java esta en la mitad de compilado e interpretado</text:p>
      <text:p text:style-name="P2">se precompila en archivo .class <text:s/>(bytecode)</text:p>
      <text:p text:style-name="P2"/>
      <text:p text:style-name="P2"/>
      <text:p text:style-name="P2">primitivos <text:s text:c="15"/>Classes</text:p>
      <text:p text:style-name="P2">int <text:s text:c="26"/>Integer</text:p>
      <text:p text:style-name="P2">boolean <text:s text:c="18"/>Boolean</text:p>
      <text:p text:style-name="P2">float <text:s text:c="23"/>Float</text:p>
      <text:p text:style-name="P2">double <text:s text:c="20"/>Double </text:p>
      <text:p text:style-name="P2">char <text:s text:c="24"/>Char</text:p>
      <text:p text:style-name="P2"/>
      <text:p text:style-name="P2"/>
      <text:p text:style-name="P2">ventajas</text:p>
      <text:p text:style-name="P2">tiempo de codificacion</text:p>
      <text:p text:style-name="P2">tiempo de compilacion</text:p>
      <text:p text:style-name="P2">tiempo de ejecucion</text:p>
      <text:p text:style-name="P2"/>
      <text:p text:style-name="P2">POO</text:p>
      <text:p text:style-name="P2">Clase es el Molde</text:p>
      <text:p text:style-name="P2">objeto fisico</text:p>
      <text:p text:style-name="P2">instancia <text:s/>a traves </text:p>
      <text:p text:style-name="P2"/>
      <text:p text:style-name="P2"/>
      <text:p text:style-name="P2">stack</text:p>
      <text:p text:style-name="P2">heap</text:p>
      <text:p text:style-name="P2"/>
      <text:p text:style-name="P2"/>
      <text:p text:style-name="P2">private <text:s/>-</text:p>
      <text:p text:style-name="P2"/>
      <text:p text:style-name="P2">public +</text:p>
      <text:p text:style-name="P2"/>
      <text:p text:style-name="P2"/>
      <text:p text:style-name="P2">mala practica poner el mas</text:p>
      <text:p text:style-name="P2">string.Format</text:p>
      <text:p text:style-name="P2">constante se declara en la parte mas hacia arriba </text:p>
      <text:p text:style-name="P2">Public Static Integer NUMERODECABEZAS=1;</text:p>
      <text:p text:style-name="P2"/>
      <text:p text:style-name="P2"><text:soft-page-break/></text:p>
      <text:p text:style-name="P2">Interface</text:p>
      <text:p text:style-name="P2">Enums</text:p>
      <text:p text:style-name="P2">class {</text:p>
      <text:p text:style-name="P2"/>
      <text:p text:style-name="P2">public static void main String[] args(){</text:p>
      <text:p text:style-name="P2"/>
      <text:p text:style-name="P2">}</text:p>
      <text:p text:style-name="P2"/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5:22:16</meta:creation-date>
    <dc:date>2013-12-10T16:52:34</dc:date>
    <meta:editing-duration>PT1H15M7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40" meta:word-count="114" meta:character-count="849" meta:non-whitespace-character-count="642"/>
  </office:meta>
</office:document-meta>
</file>